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LVL2" style:num-list-format-name="NLF0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list-style-name="LFO1" style:family="paragraph"/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language="en" fo:country="US"/>
    </style:style>
    <style:style style:name="P22" style:parent-style-name="Normal" style:list-style-name="LFO2" style:family="paragraph"/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list-style-name="LFO3" style:family="paragraph"/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list-style-name="LFO4" style:family="paragraph"/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5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list-style-name="LFO5" style:family="paragraph"/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Normal" style:list-style-name="LFO5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 fo:language="nl" fo:country="NL"/>
    </style:style>
    <style:style style:name="P51" style:parent-style-name="Normal" style:family="paragraph">
      <style:text-properties fo:language="nl" fo:country="NL"/>
    </style:style>
    <style:style style:name="P52" style:parent-style-name="Normal" style:family="paragraph">
      <style:text-properties fo:language="nl" fo:country="NL"/>
    </style:style>
    <style:style style:name="P53" style:parent-style-name="Normal" style:family="paragraph">
      <style:text-properties fo:language="nl" fo:country="NL"/>
    </style:style>
    <style:style style:name="P54" style:parent-style-name="Normal" style:family="paragraph">
      <style:text-properties fo:language="nl" fo:country="NL"/>
    </style:style>
    <style:style style:name="P55" style:parent-style-name="Normal" style:family="paragraph">
      <style:text-properties fo:language="nl" fo:country="NL"/>
    </style:style>
    <style:style style:name="P56" style:parent-style-name="Normal" style:list-style-name="LFO6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US"/>
    </style:style>
    <style:style style:name="P62" style:parent-style-name="Normal" style:list-style-name="LFO7" style:family="paragraph"/>
    <style:style style:name="T63" style:parent-style-name="Policepardéfaut" style:family="text">
      <style:text-properties fo:language="en" fo:country="GB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list-style-name="LFO8" style:family="paragraph"/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family="graphic" style:name="a6">
      <style:graphic-properties draw:fill="solid" draw:fill-color="#26282a" draw:opacity="100%" draw:stroke="none"/>
    </style:style>
    <style:style style:family="graphic" style:name="a0">
      <style:graphic-properties draw:fill="solid" draw:fill-color="#26282a" draw:opacity="100%" draw:stroke="none"/>
    </style:style>
    <style:style style:family="graphic" style:name="a7">
      <style:graphic-properties draw:fill="solid" draw:fill-color="#26282a" draw:opacity="100%" draw:stroke="none"/>
    </style:style>
    <style:style style:family="graphic" style:name="a1">
      <style:graphic-properties draw:fill="solid" draw:fill-color="#26282a" draw:opacity="100%" draw:stroke="none"/>
    </style:style>
    <style:style style:family="graphic" style:name="a2">
      <style:graphic-properties draw:fill="solid" draw:fill-color="#26282a" draw:opacity="100%" draw:stroke="none"/>
    </style:style>
    <style:style style:family="graphic" style:name="a3">
      <style:graphic-properties draw:fill="solid" draw:fill-color="#26282a" draw:opacity="100%" draw:stroke="none"/>
    </style:style>
    <style:style style:family="graphic" style:name="a4">
      <style:graphic-properties draw:fill="solid" draw:fill-color="#26282a" draw:opacity="100%" draw:stroke="none"/>
    </style:style>
    <style:style style:family="graphic" style:name="a5">
      <style:graphic-properties draw:fill="solid" draw:fill-color="#26282a" draw:opacity="100%" draw:stroke="none"/>
    </style:style>
  </office:automatic-styles>
  <office:body>
    <office:text text:use-soft-page-breaks="true">
      <text:p text:style-name="P1">1. Utilisateur (USER)</text:p>
      <text:p text:style-name="Normal">USER (id_user, nom, email, mot_de_passe, role, photo, telephone, bibliographie, date_inscription)</text:p>
      <text:p text:style-name="P2">PK: id_user</text:p>
      <text:p text:style-name="P3">CHECK: role IN ('admin', 'user')</text:p>
      <text:list text:style-name="LFO1" text:continue-numbering="true">
        <text:list-item>
          <text:p text:style-name="P4"><text:span text:style-name="T5"> </text:span><text:span text:style-name="T6">Rôle</text:span> : Peut être admin ou user</text:p>
        </text:list-item>
        <text:list-item>
          <text:p text:style-name="P7"> <text:span text:style-name="T8">Photo</text:span> : URL de la photo de profil</text:p>
        </text:list-item>
        <text:list-item>
          <text:p text:style-name="P9"> <text:span text:style-name="T10">Téléphone</text:span> : Champ pour le contact</text:p>
        </text:list-item>
        <text:list-item>
          <text:p text:style-name="P11"> <text:span text:style-name="T12">Bibliographie</text:span> : Brève présentation de l'utilisateur</text:p>
        </text:list-item>
      </text:list>
      <text:p text:style-name="Normal"><draw:custom-shape svg:x="0in" svg:y="0in" svg:width="45.51042in" svg:height="0.00139in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3">3. LIEUX (id_lieu, nom, adresse, latitude, longitude, description)<text:s/></text:p>
      <text:p text:style-name="Normal"><text:span text:style-name="T14">-<text:s/></text:span>PK(id_lieu)</text:p>
      <text:p text:style-name="Normal"> Stocke les lieux des événements</text:p>
      <text:p text:style-name="Normal">---------------------------------------------------------------------------------------------------------------</text:p>
      <text:p text:style-name="P15">PARCOURS (id_parcours, nom, description)<text:s/></text:p>
      <text:p text:style-name="P16">- PK(id_parcours)</text:p>
      <text:p text:style-name="Normal">---------------------------------------------------------------------------------------------------------------</text:p>
      <text:p text:style-name="P17"/>
      <text:p text:style-name="P18">PARCOURS_LIEUX (id_parcours_lieu, id_parcours, id_lieu, id_evenemenent, ordre)<text:s/></text:p>
      <text:p text:style-name="Normal"><text:span text:style-name="T19">-<text:s/></text:span>PK(id_parcours_lieu)<text:s/></text:p>
      <text:p text:style-name="Normal">- FK(id_parcours) → PARCOURS(id_parcours)</text:p>
      <text:p text:style-name="Normal"><text:s/>- FK(id_lieu) → LIEUX(id_lieu)</text:p>
      <text:p text:style-name="Normal"><draw:custom-shape svg:x="0in" svg:y="0in" svg:width="45.51042in" svg:height="0.00139in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20">5. Événement (EVENT)</text:p>
      <text:p text:style-name="Normal">EVENT (id_event, titre, description, date_debut, date_fin, id_lieu, id_createur)</text:p>
      <text:p text:style-name="Normal">PK: id_event</text:p>
      <text:p text:style-name="Normal">FK: id_lieu → LIEU(id_lieu)</text:p>
      <text:p text:style-name="P21">FK: id_createur → USER(id_user)</text:p>
      <text:list text:style-name="LFO2" text:continue-numbering="true">
        <text:list-item>
          <text:p text:style-name="P22"><text:span text:style-name="T23"> </text:span><text:span text:style-name="T24">Chaque événement a un lieu</text:span></text:p>
        </text:list-item>
        <text:list-item>
          <text:p text:style-name="P25"> <text:span text:style-name="T26">Créé par un utilisateur (admin ou user)</text:span></text:p>
        </text:list-item>
      </text:list>
      <text:p text:style-name="Normal"><draw:custom-shape svg:x="0in" svg:y="0in" svg:width="45.51042in" svg:height="0.00139in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27">4. Programme (PROGRAM)</text:p>
      <text:p text:style-name="P28">PROGRAM (id_program, id_event, titre,<text:s/>description, date_heure)</text:p>
      <text:p text:style-name="P29">PK: id_program</text:p>
      <text:p text:style-name="P30">FK: id_event → EVENT(id_event)</text:p>
      <text:list text:style-name="LFO3" text:continue-numbering="true">
        <text:list-item>
          <text:p text:style-name="P31"><text:span text:style-name="T32"> </text:span><text:span text:style-name="T33">Activités associées à un événement</text:span></text:p>
        </text:list-item>
      </text:list>
      <text:p text:style-name="Normal"><draw:custom-shape svg:x="0in" svg:y="0in" svg:width="45.51042in" svg:height="0.00139in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P34">5. Catalogue (CATALOG)</text:p>
      <text:p text:style-name="Normal">CATALOG (id_catalog, id_event, nom_catalogue, description)</text:p>
      <text:p text:style-name="P35">PK: id_catalog</text:p>
      <text:p text:style-name="P36">FK: id_event → EVENT(id_event)</text:p>
      <text:list text:style-name="LFO4" text:continue-numbering="true">
        <text:list-item>
          <text:p text:style-name="P37"><text:span text:style-name="T38"> </text:span><text:span text:style-name="T39">Permet de<text:s/></text:span><text:span text:style-name="T40">stocker différents documents liés à l’événement</text:span></text:p>
        </text:list-item>
      </text:list>
      <text:p text:style-name="Normal"><draw:custom-shape svg:x="0in" svg:y="0in" svg:width="45.51042in" svg:height="0.00139in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P41">6. Œuvre (OEUVRE)</text:p>
      <text:p text:style-name="Normal">OEUVRE (id_oeuvre, id_user, titre, type, description, prix, image)</text:p>
      <text:p text:style-name="Normal">PK: id_oeuvre</text:p>
      <text:p text:style-name="Normal">FK: id_user → USER(id_user)</text:p>
      <text:list text:style-name="LFO5" text:continue-numbering="true">
        <text:list-item>
          <text:p text:style-name="P42"> <text:span text:style-name="T43">Chaque utilisateur peut proposer ses œuvres</text:span></text:p>
        </text:list-item>
        <text:list-item>
          <text:p text:style-name="P44"> <text:span text:style-name="T45">Type</text:span> : Image, peinture, sculpture, vidéo, etc.</text:p>
        </text:list-item>
        <text:list-item>
          <text:p text:style-name="P46"> <text:span text:style-name="T47">Prix</text:span> : Tarif de l'œuvre</text:p>
        </text:list-item>
        <text:list-item>
          <text:p text:style-name="P48"> <text:span text:style-name="T49">Image</text:span> : URL de l'image de l'œuvre</text:p>
        </text:list-item>
      </text:list>
      <text:p text:style-name="Normal"><draw:custom-shape svg:x="0in" svg:y="0in" svg:width="45.51042in" svg:height="0.00139in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P50">7. Média (MEDIA)</text:p>
      <text:p text:style-name="P51">MEDIA (id_media, id_event, id_program, id_catalog, type_media, url_media)</text:p>
      <text:p text:style-name="P52">PK: id_media</text:p>
      <text:p text:style-name="P53">FK: id_event → EVENT(id_event)</text:p>
      <text:p text:style-name="P54">FK: id_program →<text:s/>PROGRAM(id_program)</text:p>
      <text:p text:style-name="P55">FK: id_catalog → CATALOG(id_catalog)</text:p>
      <text:list text:style-name="LFO6" text:continue-numbering="true">
        <text:list-item>
          <text:p text:style-name="P56"> <text:span text:style-name="T57">Stocke images et vidéos pour les événements, programmes et catalogues</text:span></text:p>
        </text:list-item>
      </text:list>
      <text:p text:style-name="Normal"><draw:custom-shape svg:x="0in" svg:y="0in" svg:width="45.51042in" svg:height="0.00139in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58">8. Participant (PARTICIPANT)</text:p>
      <text:p text:style-name="Normal">PARTICIPANT (id_participant, id_user, id_event, statut, date_inscription)</text:p>
      <text:p text:style-name="P59">PK: id_participant</text:p>
      <text:p text:style-name="P60">FK: id_user → USER(id_user)</text:p>
      <text:p text:style-name="P61">FK: id_event → EVENT(id_event)</text:p>
      <text:list text:style-name="LFO7" text:continue-numbering="true">
        <text:list-item>
          <text:p text:style-name="P62"><text:span text:style-name="T63"> </text:span><text:span text:style-name="T64">Stocke les participants aux événements</text:span></text:p>
        </text:list-item>
      </text:list>
      <text:p text:style-name="Normal"><draw:custom-shape svg:x="0in" svg:y="0in" svg:width="45.51042in" svg:height="0.00139in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65">9. Commentaire (COMMENT)</text:p>
      <text:p text:style-name="Normal">COMMENT (id_comment, id_user, id_event, commentaire, date_commentaire)</text:p>
      <text:p text:style-name="P66">PK: id_comment</text:p>
      <text:p text:style-name="P67">FK: id_user → USER(id_user)</text:p>
      <text:p text:style-name="P68">FK: id_event →<text:s/>EVENT(id_event)</text:p>
      <text:list text:style-name="LFO8" text:continue-numbering="true">
        <text:list-item>
          <text:p text:style-name="P69"><text:span text:style-name="T70"> </text:span><text:span text:style-name="T71">Les utilisateurs peuvent commenter les événements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weight="bold" style:font-weight-asian="bold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LVL2" style:num-list-format-name="NLF0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2"/>
      <number:text>%2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hila Guerfi</meta:initial-creator>
    <dc:creator>VERGER Clément</dc:creator>
    <meta:creation-date>2025-02-18T08:28:00Z</meta:creation-date>
    <dc:date>2025-03-11T15:03:00Z</dc:date>
    <meta:template xlink:href="Normal.dotm" xlink:type="simple"/>
    <meta:editing-cycles>5</meta:editing-cycles>
    <meta:editing-duration>PT60S</meta:editing-duration>
    <meta:document-statistic meta:page-count="1" meta:paragraph-count="5" meta:word-count="387" meta:character-count="2511" meta:row-count="17" meta:non-whitespace-character-count="2129"/>
  </office:meta>
</office:document-meta>
</file>